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f22" officeooo:paragraph-rsid="001e59f4"/>
    </style:style>
    <style:style style:name="P2" style:family="paragraph" style:parent-style-name="Standard">
      <style:text-properties officeooo:paragraph-rsid="001e59f4"/>
    </style:style>
    <style:style style:name="P3" style:family="paragraph" style:parent-style-name="Standard" style:master-page-name="Standard">
      <style:paragraph-properties style:page-number="1"/>
      <style:text-properties officeooo:paragraph-rsid="001e59f4"/>
    </style:style>
    <style:style style:name="P4" style:family="paragraph">
      <style:paragraph-properties fo:text-align="center"/>
    </style:style>
    <style:style style:name="P5" style:family="paragraph">
      <loext:graphic-properties draw:fill-color="#bbe33d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gr1" style:family="graphic">
      <style:graphic-properties draw:fill-color="#bbe33d" draw:textarea-horizontal-align="justify" draw:textarea-vertical-align="middle" draw:auto-grow-height="false" fo:min-height="1.8335in" fo:min-width="8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><draw:custom-shape text:anchor-type="paragraph" draw:z-index="0" draw:name="Shape 1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Akhila</text:p>
      <text:p text:style-name="P1">class<text:tab/><text:tab/>:1st eco</text:p>
      <text:p text:style-name="P1">Item<text:tab/><text:tab/>:Barthanattyam</text:p>
      <text:p text:style-name="P1"><text:tab/><text:tab/>:</text:p>
      <text:p text:style-name="P1"><text:tab/><text:tab/>:</text:p>
      <text:p text:style-name="P3"/>
      <text:p text:style-name="P2"/>
      <text:p text:style-name="P2"><draw:custom-shape text:anchor-type="paragraph" draw:z-index="1" draw:name="Shape 2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Sree</text:p>
      <text:p text:style-name="P1">class<text:tab/><text:tab/>:1st eco</text:p>
      <text:p text:style-name="P1">Item<text:tab/><text:tab/>:Mohinayattam</text:p>
      <text:p text:style-name="P1"><text:tab/><text:tab/>:</text:p>
      <text:p text:style-name="P1"><text:tab/><text:tab/>:</text:p>
      <text:p text:style-name="P3"/>
      <text:p text:style-name="P2"/>
      <text:p text:style-name="P2"><draw:custom-shape text:anchor-type="paragraph" draw:z-index="2" draw:name="Shape 3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vidya</text:p>
      <text:p text:style-name="P1">class<text:tab/><text:tab/>:1st eco</text:p>
      <text:p text:style-name="P1">Item<text:tab/><text:tab/>:Chakkyar kooth</text:p>
      <text:p text:style-name="P1"><text:tab/><text:tab/>:</text:p>
      <text:p text:style-name="P1"><text:tab/><text:tab/>:</text:p>
      <text:p text:style-name="P3"/>
      <text:p text:style-name="P2"/>
      <text:p text:style-name="P2"><draw:custom-shape text:anchor-type="paragraph" draw:z-index="3" draw:name="Shape 4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Anil</text:p>
      <text:p text:style-name="P1">class<text:tab/><text:tab/>:1st eco</text:p>
      <text:p text:style-name="P1">Item<text:tab/><text:tab/>:monoact</text:p>
      <text:p text:style-name="P1"><text:tab/><text:tab/>:</text:p>
      <text:p text:style-name="P1"><text:tab/><text:tab/>:</text:p>
      <text:p text:style-name="P3"/>
      <text:p text:style-name="P2"/>
      <text:p text:style-name="P2"><draw:custom-shape text:anchor-type="paragraph" draw:z-index="4" draw:name="Shape 5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Jithi</text:p>
      <text:p text:style-name="P1">class<text:tab/><text:tab/>:1st eco</text:p>
      <text:p text:style-name="P1">Item<text:tab/><text:tab/>:Lellithganam</text:p>
      <text:p text:style-name="P1"><text:tab/><text:tab/>:</text:p>
      <text:p text:style-name="P1"><text:tab/><text:tab/>:</text:p>
      <text:p text:style-name="P3"/>
      <text:p text:style-name="P2"/>
      <text:p text:style-name="P2"><draw:custom-shape text:anchor-type="paragraph" draw:z-index="5" draw:name="Shape 6" draw:style-name="gr1" draw:text-style-name="P5" svg:width="8.4378in" svg:height="1.8335in" svg:x="-0.7457in" svg:y="0.4425in"><text:p text:style-name="P4"><text:span text:style-name="T1"><text:tab/></text:span><text:span text:style-name="T1">SCHOOL KALOLSAVAM 2017</text:span></text:p><text:p text:style-name="P4"><text:span text:style-name="T1">2016 NOMBER 5</text:span></text:p><text:p text:style-name="P4"><text:span text:style-name="T1">GHS ALAPPUZHA</text:span></text:p><text:p text:style-name="P4"><text:span text:style-name="T1"/></text:p><draw:enhanced-geometry svg:viewBox="0 0 21600 21600" draw:type="rectangle" draw:enhanced-path="M 0 0 L 21600 0 21600 21600 0 21600 0 0 Z N"/></draw:custom-shape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thina</text:p>
      <text:p text:style-name="P1">class<text:tab/><text:tab/>:1st eco</text:p>
      <text:p text:style-name="P1">Item<text:tab/><text:tab/>:theetamalsaram</text:p>
      <text:p text:style-name="P1"><text:tab/><text:tab/>:</text:p>
      <text:p text:style-name="P1"><text:tab/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4-25T14:30:05.524000000</meta:creation-date>
    <dc:date>2022-04-25T14:40:55.638000000</dc:date>
    <meta:editing-cycles>3</meta:editing-cycles>
    <meta:editing-duration>PT3M23S</meta:editing-duration>
    <meta:document-statistic meta:table-count="0" meta:image-count="0" meta:object-count="0" meta:page-count="11" meta:paragraph-count="36" meta:word-count="55" meta:character-count="371" meta:non-whitespace-character-count="244"/>
  </office:meta>
</office:document-meta>
</file>